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00" draw:fill-gradient-name="Gradient_20_1" draw:fill-hatch-name="Black_20_0_20_Degrees" draw:fill-image-name="Empty" draw:opacity-name="Transparency_20_1" draw:textarea-horizontal-align="justify" draw:textarea-vertical-align="middle" draw:auto-grow-height="false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tl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1" draw:layer="layout" svg:width="10.16cm" svg:height="4.318cm" svg:x="5.84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8cm" svg:height="8.12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opacity draw:name="Transparency_20_1" draw:display-name="Transparency 1" draw:style="linear" draw:start="50%" draw:end="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Mohrhard</meta:initial-creator>
    <meta:creation-date>2012-06-13T05:06:51</meta:creation-date>
    <meta:editing-duration>PT1M47S</meta:editing-duration>
    <meta:editing-cycles>2</meta:editing-cycles>
    <dc:date>2012-06-13T05:08:35</dc:date>
    <dc:creator>Markus Mohrhard</dc:creator>
    <meta:document-statistic meta:object-count="29"/>
    <meta:generator>LibreOffice/3.4$Unix LibreOffice_project/340m1$Build-1505</meta:generator>
  </office:meta>
</office:document-meta>
</file>